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63f96"/>
    </style:style>
    <style:style style:name="P4" style:family="paragraph" style:parent-style-name="Standard">
      <style:paragraph-properties fo:text-align="justify" style:justify-single-word="false"/>
      <style:text-properties officeooo:paragraph-rsid="0017e68d"/>
    </style:style>
    <style:style style:name="P5" style:family="paragraph" style:parent-style-name="Standard">
      <style:paragraph-properties fo:text-align="justify" style:justify-single-word="false"/>
      <style:text-properties officeooo:paragraph-rsid="001764bb"/>
    </style:style>
    <style:style style:name="P6" style:family="paragraph" style:parent-style-name="Standard">
      <style:paragraph-properties fo:text-align="justify" style:justify-single-word="false"/>
      <style:text-properties officeooo:paragraph-rsid="0019c091"/>
    </style:style>
    <style:style style:name="P7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1240da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1240da" officeooo:paragraph-rsid="001240da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1240da" officeooo:paragraph-rsid="0019c091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officeooo:rsid="001c4a04" officeooo:paragraph-rsid="001c4a04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fo:font-weight="bold" officeooo:rsid="00163f96" officeooo:paragraph-rsid="00163f96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8pt" fo:font-weight="bold" officeooo:rsid="001764bb" officeooo:paragraph-rsid="001764bb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8pt" fo:font-weight="bold" officeooo:rsid="0014ca6e" officeooo:paragraph-rsid="0014ca6e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8pt" fo:font-weight="normal" officeooo:rsid="001764bb" officeooo:paragraph-rsid="001764bb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8pt" fo:font-weight="normal" officeooo:rsid="001764bb" officeooo:paragraph-rsid="001764bb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8pt" fo:font-weight="normal" officeooo:rsid="0017e68d" officeooo:paragraph-rsid="0017e68d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17e68d" officeooo:paragraph-rsid="0017e68d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17e68d" officeooo:paragraph-rsid="0017e68d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17e68d" officeooo:paragraph-rsid="0018fe0a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40pt" fo:font-weight="bold" officeooo:rsid="0014ca6e" officeooo:paragraph-rsid="0014ca6e" style:font-size-asian="40pt" style:font-weight-asian="bold" style:font-size-complex="40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8fe0a" officeooo:paragraph-rsid="0018fe0a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a92d7" officeooo:paragraph-rsid="001a92d7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e1068" officeooo:paragraph-rsid="001e1068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a92d7" officeooo:paragraph-rsid="001a92d7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8pt" fo:font-weight="bold" officeooo:rsid="001764bb" officeooo:paragraph-rsid="001764bb" style:font-size-asian="28pt" style:font-weight-asian="bold" style:font-size-complex="28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bold" officeooo:rsid="0017e68d" officeooo:paragraph-rsid="0017e68d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bold" officeooo:rsid="001a92d7" officeooo:paragraph-rsid="001a92d7" style:font-size-asian="22pt" style:font-weight-asian="bold" style:font-size-complex="2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bold" officeooo:rsid="0017e68d" officeooo:paragraph-rsid="0017e68d" style:font-size-asian="19.25pt" style:font-weight-asian="bold" style:font-size-complex="2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normal" officeooo:rsid="0017e68d" officeooo:paragraph-rsid="0017e68d" style:font-size-asian="19.25pt" style:font-weight-asian="normal" style:font-size-complex="2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22pt" fo:font-style="normal" style:text-underline-style="solid" style:text-underline-width="auto" style:text-underline-color="font-color" fo:font-weight="bold" officeooo:rsid="001a92d7" officeooo:paragraph-rsid="001a92d7" style:font-size-asian="22pt" style:font-style-asian="normal" style:font-weight-asian="bold" style:font-size-complex="2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24pt" style:text-underline-style="solid" style:text-underline-width="auto" style:text-underline-color="font-color" fo:font-weight="bold" officeooo:rsid="001a92d7" officeooo:paragraph-rsid="001a92d7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24pt" style:text-underline-style="solid" style:text-underline-width="auto" style:text-underline-color="font-color" fo:font-weight="bold" officeooo:rsid="001e1068" officeooo:paragraph-rsid="001e1068" style:font-size-asian="24pt" style:font-weight-asian="bold" style:font-size-complex="24pt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8pt" fo:font-weight="normal" officeooo:rsid="0017e68d" officeooo:paragraph-rsid="0017e68d" style:font-size-asian="18pt" style:font-weight-asian="normal" style:font-size-complex="18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8pt" fo:font-weight="normal" officeooo:rsid="001a92d7" officeooo:paragraph-rsid="001a92d7" style:font-size-asian="18pt" style:font-weight-asian="normal" style:font-size-complex="18pt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8pt" fo:font-weight="normal" officeooo:rsid="001e366c" officeooo:paragraph-rsid="001e366c" style:font-size-asian="18pt" style:font-weight-asian="normal" style:font-size-complex="18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8pt" fo:font-weight="normal" officeooo:rsid="00208d08" officeooo:paragraph-rsid="00208d08" style:font-size-asian="18pt" style:font-weight-asian="normal" style:font-size-complex="18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8pt" style:text-underline-style="none" fo:font-weight="normal" officeooo:rsid="0017e68d" officeooo:paragraph-rsid="0017e68d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8pt" officeooo:rsid="001240da" officeooo:paragraph-rsid="0019c091" style:font-size-asian="18pt" style:font-size-complex="18pt"/>
    </style:style>
    <style:style style:name="P40" style:family="paragraph" style:parent-style-name="Standard">
      <style:paragraph-properties fo:text-align="justify" style:justify-single-word="false"/>
      <style:text-properties fo:font-size="18pt" fo:font-weight="bold" officeooo:rsid="0022d115" officeooo:paragraph-rsid="0022d115" style:font-size-asian="15.75pt" style:font-weight-asian="bold" style:font-size-complex="18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e1068" officeooo:paragraph-rsid="001e1068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8fe0a" officeooo:paragraph-rsid="0018fe0a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8fe0a" officeooo:paragraph-rsid="00208d08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08d08" officeooo:paragraph-rsid="00208d08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e1068" officeooo:paragraph-rsid="001e1068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08d08" officeooo:paragraph-rsid="00208d08" style:font-size-asian="16pt" style:font-weight-asian="normal" style:font-size-complex="16pt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officeooo:paragraph-rsid="00208d08"/>
    </style:style>
    <style:style style:name="P48" style:family="paragraph" style:parent-style-name="Standard">
      <style:paragraph-properties fo:text-align="justify" style:justify-single-word="false"/>
      <style:text-properties officeooo:paragraph-rsid="001a92d7"/>
    </style:style>
    <style:style style:name="P49" style:family="paragraph" style:parent-style-name="Standard">
      <style:paragraph-properties fo:text-align="justify" style:justify-single-word="false"/>
      <style:text-properties officeooo:paragraph-rsid="00208d08"/>
    </style:style>
    <style:style style:name="P50" style:family="paragraph" style:parent-style-name="Standard">
      <style:paragraph-properties fo:text-align="justify" style:justify-single-word="false">
        <style:tab-stops/>
      </style:paragraph-properties>
      <style:text-properties officeooo:paragraph-rsid="0014ca6e"/>
    </style:style>
    <style:style style:name="P51" style:family="paragraph" style:parent-style-name="Standard">
      <style:paragraph-properties fo:text-align="justify" style:justify-single-word="false"/>
      <style:text-properties fo:font-size="28pt" fo:font-weight="bold" officeooo:rsid="001764bb" officeooo:paragraph-rsid="001764bb" style:font-size-asian="28pt" style:font-weight-asian="bold" style:font-size-complex="28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bold" officeooo:rsid="0017e68d" officeooo:paragraph-rsid="0017e68d" style:font-size-asian="19.25pt" style:font-weight-asian="bold" style:font-size-complex="22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22pt" fo:font-style="normal" style:text-underline-style="solid" style:text-underline-width="auto" style:text-underline-color="font-color" fo:font-weight="bold" officeooo:rsid="001a92d7" officeooo:paragraph-rsid="001a92d7" style:font-size-asian="22pt" style:font-style-asian="normal" style:font-weight-asian="bold" style:font-size-complex="22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24pt" style:text-underline-style="solid" style:text-underline-width="auto" style:text-underline-color="font-color" fo:font-weight="bold" officeooo:rsid="00208d08" officeooo:paragraph-rsid="00208d08" style:font-size-asian="24pt" style:font-weight-asian="bold" style:font-size-complex="24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240da" style:font-size-asian="18pt" style:font-size-complex="18pt"/>
    </style:style>
    <style:style style:name="T4" style:family="text">
      <style:text-properties fo:font-size="18pt" officeooo:rsid="0019c091" style:font-size-asian="18pt" style:font-size-complex="18pt"/>
    </style:style>
    <style:style style:name="T5" style:family="text">
      <style:text-properties fo:font-size="18pt" officeooo:rsid="001a92d7" style:font-size-asian="18pt" style:font-size-complex="18pt"/>
    </style:style>
    <style:style style:name="T6" style:family="text">
      <style:text-properties fo:font-size="18pt" officeooo:rsid="001c4a04" style:font-size-asian="18pt" style:font-size-complex="18pt"/>
    </style:style>
    <style:style style:name="T7" style:family="text">
      <style:text-properties fo:font-size="18pt" officeooo:rsid="0023a439" style:font-size-asian="18pt" style:font-size-complex="18pt"/>
    </style:style>
    <style:style style:name="T8" style:family="text">
      <style:text-properties fo:font-size="18pt" fo:font-weight="bold" officeooo:rsid="0014ca6e" style:font-size-asian="15.75pt" style:font-weight-asian="bold" style:font-size-complex="18pt" style:font-weight-complex="bold"/>
    </style:style>
    <style:style style:name="T9" style:family="text">
      <style:text-properties fo:font-size="18pt" fo:font-weight="bold" officeooo:rsid="00163f96" style:font-size-asian="15.75pt" style:font-weight-asian="bold" style:font-size-complex="18pt" style:font-weight-complex="bold"/>
    </style:style>
    <style:style style:name="T10" style:family="text">
      <style:text-properties fo:font-size="18pt" fo:font-weight="bold" officeooo:rsid="001764bb" style:font-size-asian="15.75pt" style:font-weight-asian="bold" style:font-size-complex="18pt" style:font-weight-complex="bold"/>
    </style:style>
    <style:style style:name="T11" style:family="text">
      <style:text-properties fo:font-size="18pt" fo:font-weight="bold" officeooo:rsid="0022d115" style:font-size-asian="15.75pt" style:font-weight-asian="bold" style:font-size-complex="18pt" style:font-weight-complex="bold"/>
    </style:style>
    <style:style style:name="T12" style:family="text">
      <style:text-properties fo:font-size="18pt" fo:font-weight="bold" officeooo:rsid="001c4a04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23a439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1a92d7" style:font-size-asian="18pt" style:font-weight-asian="bold" style:font-size-complex="18pt" style:font-weight-complex="bold"/>
    </style:style>
    <style:style style:name="T15" style:family="text">
      <style:text-properties fo:font-size="18pt" style:text-underline-style="solid" style:text-underline-width="auto" style:text-underline-color="font-color" fo:font-weight="bold" officeooo:rsid="0014ca6e" style:font-size-asian="15.75pt" style:font-weight-asian="bold" style:font-size-complex="18pt" style:font-weight-complex="bold"/>
    </style:style>
    <style:style style:name="T16" style:family="text">
      <style:text-properties fo:font-size="18pt" style:text-underline-style="solid" style:text-underline-width="auto" style:text-underline-color="font-color" fo:font-weight="bold" officeooo:rsid="00163f96" style:font-size-asian="15.75pt" style:font-weight-asian="bold" style:font-size-complex="18pt" style:font-weight-complex="bold"/>
    </style:style>
    <style:style style:name="T17" style:family="text">
      <style:text-properties fo:font-size="18pt" style:text-underline-style="solid" style:text-underline-width="auto" style:text-underline-color="font-color" fo:font-weight="bold" officeooo:rsid="001c4a04" style:font-size-asian="18pt" style:font-weight-asian="bold" style:font-size-complex="18pt" style:font-weight-complex="bold"/>
    </style:style>
    <style:style style:name="T18" style:family="text">
      <style:text-properties fo:font-size="18pt" style:text-underline-style="solid" style:text-underline-width="auto" style:text-underline-color="font-color" fo:font-weight="bold" officeooo:rsid="0023a439" style:font-size-asian="18pt" style:font-weight-asian="bold" style:font-size-complex="18pt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bold" officeooo:rsid="001a92d7" style:font-size-asian="18pt" style:font-weight-asian="bold" style:font-size-complex="18pt" style:font-weight-complex="bold"/>
    </style:style>
    <style:style style:name="T20" style:family="text">
      <style:text-properties fo:font-size="18pt" style:text-underline-style="none" fo:font-weight="normal" officeooo:rsid="0017e68d" style:font-size-asian="15.75pt" style:font-weight-asian="normal" style:font-size-complex="18pt" style:font-weight-complex="normal"/>
    </style:style>
    <style:style style:name="T21" style:family="text">
      <style:text-properties fo:font-size="18pt" style:text-underline-style="none" fo:font-weight="normal" officeooo:rsid="0018fe0a" style:font-size-asian="15.75pt" style:font-weight-asian="normal" style:font-size-complex="18pt" style:font-weight-complex="normal"/>
    </style:style>
    <style:style style:name="T22" style:family="text">
      <style:text-properties fo:font-size="18pt" fo:font-weight="normal" officeooo:rsid="001764bb" style:font-size-asian="18pt" style:font-weight-asian="normal" style:font-size-complex="18pt" style:font-weight-complex="normal"/>
    </style:style>
    <style:style style:name="T23" style:family="text">
      <style:text-properties fo:font-size="18pt" fo:font-weight="normal" officeooo:rsid="0017e68d" style:font-size-asian="18pt" style:font-weight-asian="normal" style:font-size-complex="18pt" style:font-weight-complex="normal"/>
    </style:style>
    <style:style style:name="T24" style:family="text">
      <style:text-properties fo:font-size="18pt" fo:font-weight="normal" officeooo:rsid="001e366c" style:font-size-asian="18pt" style:font-weight-asian="normal" style:font-size-complex="18pt" style:font-weight-complex="normal"/>
    </style:style>
    <style:style style:name="T25" style:family="text">
      <style:text-properties fo:font-size="18pt" fo:font-weight="normal" officeooo:rsid="00208d08" style:font-size-asian="18pt" style:font-weight-asian="normal" style:font-size-complex="18pt" style:font-weight-complex="normal"/>
    </style:style>
    <style:style style:name="T26" style:family="text">
      <style:text-properties fo:font-size="16pt" fo:font-style="normal" style:text-underline-style="none" fo:font-weight="normal" officeooo:rsid="001a92d7" style:font-size-asian="14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size="16pt" fo:font-style="normal" style:text-underline-style="none" fo:font-weight="normal" officeooo:rsid="0022d115" style:font-size-asian="14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size="16pt" fo:font-style="normal" style:text-underline-style="none" fo:font-weight="normal" officeooo:rsid="00208d08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size="16pt" fo:font-style="normal" style:text-underline-style="none" fo:font-weight="normal" officeooo:rsid="0022d115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size="16pt" style:text-underline-style="none" fo:font-weight="normal" officeooo:rsid="00208d08" style:font-size-asian="14pt" style:font-weight-asian="normal" style:font-size-complex="16pt" style:font-weight-complex="normal"/>
    </style:style>
    <style:style style:name="T31" style:family="text">
      <style:text-properties fo:font-size="16pt" style:text-underline-style="none" fo:font-weight="normal" officeooo:rsid="0022d115" style:font-size-asian="14pt" style:font-weight-asian="normal" style:font-size-complex="16pt" style:font-weight-complex="normal"/>
    </style:style>
    <style:style style:name="T32" style:family="text">
      <style:text-properties officeooo:rsid="00221305"/>
    </style:style>
    <style:style style:name="T33" style:family="text">
      <style:text-properties officeooo:rsid="0022d115"/>
    </style:style>
    <style:style style:name="T34" style:family="text">
      <style:text-properties officeooo:rsid="0023a43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Manual de usuario</text:span></text:p>
      <text:p text:style-name="Standard"/>
      <text:p text:style-name="P7"/>
      <text:p text:style-name="P2"><text:span text:style-name="T2">Usted </text:span><text:span text:style-name="T4">eligió</text:span><text:span text:style-name="T2"> leer este manual para saber como jugar al juego de la vida diseñado por </text:span><text:span text:style-name="T7">el grupo InvalidRead</text:span><text:span text:style-name="T2">. </text:span><text:span text:style-name="T3">Para comenzar el juego usted debe ingresar en un archivo .txt cada una de las c</text:span><text:span text:style-name="T4">é</text:span><text:span text:style-name="T3">lulas que estar</text:span><text:span text:style-name="T4">á</text:span><text:span text:style-name="T3">n vivas al comenzar el juego, poniendo en la primera linea el tamaño del tablero,</text:span><text:span text:style-name="T4">en la segunda linea la </text:span><text:span text:style-name="T7">célula</text:span><text:span text:style-name="T4"> con su </text:span><text:span text:style-name="T7">posición</text:span><text:span text:style-name="T4"> en x y en y y todos sus genes(pueden ser mas de uno)</text:span><text:span text:style-name="T3">. Las debe ingresar en el .txt una abajo de la otra de la siguiente forma:</text:span></text:p>
      <text:p text:style-name="P8"/>
      <text:p text:style-name="P9">tablero 300 100 </text:p>
      <text:p text:style-name="P9"/>
      <text:p text:style-name="P9">celula 20 30 </text:p>
      <text:p text:style-name="P9">gen 1000100010001111000001 20 </text:p>
      <text:p text:style-name="P9">gen 10001001010101011110010001 80 </text:p>
      <text:p text:style-name="P9">gen 1001111 90 </text:p>
      <text:p text:style-name="P9"/>
      <text:p text:style-name="P9">fin </text:p>
      <text:p text:style-name="P9">celula 21 30 </text:p>
      <text:p text:style-name="P9">gen 1000000111 70 </text:p>
      <text:p text:style-name="P9">gen 1001111 20 </text:p>
      <text:p text:style-name="P9"/>
      <text:p text:style-name="P9">fin </text:p>
      <text:p text:style-name="P9">celula 22 30 </text:p>
      <text:p text:style-name="P9">gen 1000100010001111000001 30 </text:p>
      <text:p text:style-name="P9">gen 10001001010101011110010001 90 </text:p>
      <text:p text:style-name="P9">gen 1001111 10 </text:p>
      <text:p text:style-name="P9"/>
      <text:p text:style-name="P9">fin</text:p>
      <text:p text:style-name="P9"/>
      <text:p text:style-name="P6"><text:span text:style-name="T3">El tablero estar</text:span><text:span text:style-name="T4">á</text:span><text:span text:style-name="T3"> indicado en la primera linea y sera una matriz bidimensional. A partir de aquí, usted solo debe comenzar los turnos, donde en cada turno se mostrara el tablero y una serie de </text:span><text:soft-page-break/><text:span text:style-name="T3">datos pedidos. <text:s/></text:span><text:span text:style-name="T4">Puede llamarle la atención que tenga que ingresar un dato llamado genes, pero no debe darle mayor importancia, solo debe escribir una combinación de unos y ceros, y separado por un espacio su “intensidad”.</text:span><text:span text:style-name="T5">Las c</text:span><text:span text:style-name="T6">é</text:span><text:span text:style-name="T5">lulas pueden estar vivas o muertas, y eso va a estar determinado en el tablero. </text:span><text:span text:style-name="T17">Al comenzar el juego y luego de ejecutar cada turno, se creara una imagen b</text:span><text:span text:style-name="T18">it</text:span><text:span text:style-name="T17">m</text:span><text:span text:style-name="T18">a</text:span><text:span text:style-name="T17">p con una ilustración del tablero</text:span><text:span text:style-name="T19">.</text:span><text:span text:style-name="T5"> Usted puede seleccionar la opci</text:span><text:span text:style-name="T6">ó</text:span><text:span text:style-name="T5">n </text:span><text:span text:style-name="T6">ejecutar turno, que le mostrara ciertos datos como cantidad de células vivas, promedio de células muertas, etc. Puede reiniciar la partida, o puede dar por finalizado el juego. También tiene una opción para comenzar o terminar el seguimiento de un gen, esta </text:span><text:span text:style-name="T7">opción</text:span><text:span text:style-name="T6"> le mostrara como varia la carga </text:span><text:span text:style-name="T7">genética</text:span><text:span text:style-name="T6"> de un gen desde que comienza a seguirlo hasta que decide dejar de seguirlo. La </text:span><text:span text:style-name="T7">ilustración</text:span><text:span text:style-name="T6"> será en un grafico cartesiano en imagen b</text:span><text:span text:style-name="T7">it</text:span><text:span text:style-name="T6">m</text:span><text:span text:style-name="T7">a</text:span><text:span text:style-name="T6">p.</text:span></text:p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INFORME DEL TP</text:p>
      <text:p text:style-name="P21"/>
      <text:p text:style-name="P50"><text:span text:style-name="T8">Decidimos que el </text:span><text:span text:style-name="T9">objeto </text:span><text:span text:style-name="T16">T</text:span><text:span text:style-name="T15">ablero</text:span><text:span text:style-name="T8"> sea un array bidimensional dinámico con cada uno de sus valores que sea un objeto </text:span><text:span text:style-name="T11">Célula</text:span><text:span text:style-name="T8">, ya que nos </text:span><text:span text:style-name="T11">serviría</text:span><text:span text:style-name="T8"> de mucha utilidad para poder enlazar los objetos entre ellos (el objeto Gen y </text:span><text:span text:style-name="T15">informacionGenetica</text:span><text:span text:style-name="T8"> </text:span><text:span text:style-name="T11">también</text:span><text:span text:style-name="T8">).</text:span></text:p>
      <text:p text:style-name="P14"/>
      <text:p text:style-name="P3"><text:span text:style-name="T8">Para contabilizar y poder retener los datos de las </text:span><text:span text:style-name="T11">células</text:span><text:span text:style-name="T8"> vecinas</text:span><text:span text:style-name="T10">(para utilizarlos en las operaciones de transferencia y </text:span><text:span text:style-name="T11">mutación</text:span><text:span text:style-name="T10">)</text:span><text:span text:style-name="T8"> utilizamos un sinónimo de cambio de </text:span><text:span text:style-name="T10">estado. Por</text:span><text:span text:style-name="T8"> ejemplo: si una </text:span><text:span text:style-name="T10">célula</text:span><text:span text:style-name="T8"> estaba viva y pasa a muerta, el </text:span><text:span text:style-name="T11">sinónimo</text:span><text:span text:style-name="T8"> es CasiMuerta, entonces </text:span><text:span text:style-name="T10">así</text:span><text:span text:style-name="T8"> sabemos que estaba viva y pasa a muerta, para no perder el dato de que </text:span><text:span text:style-name="T10">anteriormente al turno </text:span><text:span text:style-name="T8">estaba viva.</text:span></text:p>
      <text:p text:style-name="P12"/>
      <text:p text:style-name="P13">Utilizamos una lista simplemente enlazada porque para la utilidad que nosotros le <text:span text:style-name="T33">íbamos</text:span> a dar ( guardar los genes y una lista de 3 <text:span text:style-name="T33">células</text:span> vecinas), utilizar una doble enlazada iba a acomplejar un poco el <text:span text:style-name="T33">código</text:span> y no tenia sentido.</text:p>
      <text:p text:style-name="P13"/>
      <text:p text:style-name="P40">Supusimos que la intensidad acumulada era la suma de todas las intensidades.</text:p>
      <text:p text:style-name="P40"/>
      <text:p text:style-name="P40">A pesar de que sabemos que queda memoria sin liberar, no estamos encontrando el motivo por el que sucede. Al parecer, los destructores de gen, intensidad y de lista no están haciendo un trabajo y no sabemos porque.</text:p>
      <text:p text:style-name="P15"/>
      <text:p text:style-name="P15"/>
      <text:p text:style-name="P13"/>
      <text:p text:style-name="P13"/>
      <text:p text:style-name="P13"><text:soft-page-break/></text:p>
      <text:p text:style-name="P51"/>
      <text:p text:style-name="P26">MANUAL DEL PROGRAMADOR </text:p>
      <text:p text:style-name="P26"/>
      <text:p text:style-name="P5"><text:span text:style-name="T22">La aplicación esta resueltos en </text:span><text:span text:style-name="T24">1</text:span><text:span text:style-name="T25">4</text:span><text:span text:style-name="T23"> clases, que son:</text:span></text:p>
      <text:p text:style-name="P16"><text:tab/></text:p>
      <text:list xml:id="list1741590146" text:style-name="L1">
        <text:list-item>
          <text:p text:style-name="P34">Tablero</text:p>
        </text:list-item>
        <text:list-item>
          <text:p text:style-name="P38">Célula</text:p>
        </text:list-item>
        <text:list-item>
          <text:p text:style-name="P34">Gen</text:p>
        </text:list-item>
        <text:list-item>
          <text:p text:style-name="P34">Información genética</text:p>
        </text:list-item>
        <text:list-item>
          <text:p text:style-name="P34">Interfaz usuario</text:p>
        </text:list-item>
        <text:list-item>
          <text:p text:style-name="P34">Juego de la vida</text:p>
        </text:list-item>
        <text:list-item>
          <text:p text:style-name="P34">Lista</text:p>
        </text:list-item>
        <text:list-item>
          <text:p text:style-name="P34">Informes</text:p>
        </text:list-item>
        <text:list-item>
          <text:p text:style-name="P35">Intensidad</text:p>
        </text:list-item>
        <text:list-item>
          <text:p text:style-name="P36">Color</text:p>
        </text:list-item>
        <text:list-item>
          <text:p text:style-name="P36">Bits</text:p>
        </text:list-item>
        <text:list-item>
          <text:p text:style-name="P36">Impresora de im<text:span text:style-name="T32">á</text:span>genes</text:p>
        </text:list-item>
        <text:list-item>
          <text:p text:style-name="P37">Seguimiento</text:p>
        </text:list-item>
        <text:list-item>
          <text:p text:style-name="P47"><text:span text:style-name="T25">Gen seguimiento</text:span></text:p>
        </text:list-item>
      </text:list>
      <text:p text:style-name="P49"><text:span text:style-name="T25"/></text:p>
      <text:p text:style-name="P27">Juego de la vida</text:p>
      <text:p text:style-name="P17"/>
      <text:p text:style-name="P17">En la clase juego de la vida se va a procesar los archivos y inicializar el juego. Esta clase inicializa el tablero y comienza los turnos, muestra los informes, la interfaz de la consola, etc.</text:p>
      <text:p text:style-name="P29"/>
      <text:p text:style-name="P29">Tablero</text:p>
      <text:p text:style-name="P30"/>
      <text:p text:style-name="P4"><text:span text:style-name="T20">En tablero se van a calcular las </text:span><text:span text:style-name="T21">células</text:span><text:span text:style-name="T20"> vecinas vivas, se va a actualizar la </text:span><text:span text:style-name="T21">condición</text:span><text:span text:style-name="T20"> de las </text:span><text:span text:style-name="T21">células</text:span><text:span text:style-name="T20"> y va a crear un triple puntero a </text:span><text:span text:style-name="T21">célula</text:span><text:span text:style-name="T20"> que tendrá la matriz bidimensional, que luego apunta a un </text:span><text:soft-page-break/><text:span text:style-name="T20">puntero a </text:span><text:span text:style-name="T21">célula. Su tamaño puede ser variable dependiendo de lo escrito en el archivo .txt inicial.</text:span></text:p>
      <text:p text:style-name="P19"/>
      <text:p text:style-name="P27">Lista</text:p>
      <text:p text:style-name="P19"/>
      <text:p text:style-name="P18">Es una lista simplemente enlazada.</text:p>
      <text:p text:style-name="P19"/>
      <text:p text:style-name="P29">INFORMES</text:p>
      <text:p text:style-name="P29"/>
      <text:p text:style-name="P20">En esta clase, se tendrán todos los contadores requeridos para calcular los datos pedidos al final de cada turno, de atributos privados. También estarán sus métodos para reiniciar contadores, </text:p>
      <text:p text:style-name="P20">sumar valores, mostrar variables.</text:p>
      <text:p text:style-name="P19"/>
      <text:p text:style-name="P27">INTERFAZ USUARIO</text:p>
      <text:p text:style-name="P27"/>
      <text:p text:style-name="P22">Esta clase simplemente imprime mensajes en consola para el usuario.</text:p>
      <text:p text:style-name="P22"/>
      <text:p text:style-name="P28">CELULA</text:p>
      <text:p text:style-name="P28"/>
      <text:p text:style-name="P48"><text:span text:style-name="T26">Aquí van a estar todos los atributos de las </text:span><text:span text:style-name="T27">células</text:span><text:span text:style-name="T26">, sus genes, su estado, y muchos de sus </text:span><text:span text:style-name="T27">métodos</text:span><text:span text:style-name="T26"> serán condiciones necesarias del </text:span><text:span text:style-name="T27">TP</text:span><text:span text:style-name="T26">, como calcularIntensidad, o completarTransferencia, por ejemplo.</text:span></text:p>
      <text:p text:style-name="P31"/>
      <text:p text:style-name="P31">GEN</text:p>
      <text:p text:style-name="P49"><text:span text:style-name="T28"/></text:p>
      <text:p text:style-name="P49"><text:span text:style-name="T28">En gen se van a acumular todos los datos del gen(</text:span><text:span text:style-name="T29">información</text:span><text:span text:style-name="T28"> </text:span><text:span text:style-name="T29">genética</text:span><text:span text:style-name="T28">, intensidad,lista de intensidades,edad del gen). No realiza </text:span><text:span text:style-name="T29">métodos</text:span><text:span text:style-name="T28"> importantes, pero tiene </text:span><text:span text:style-name="T29">muchísima</text:span><text:span text:style-name="T28"> </text:span><text:span text:style-name="T29">información.</text:span></text:p>
      <text:p text:style-name="P25"/>
      <text:p text:style-name="P31"/>
      <text:p text:style-name="P31"/>
      <text:p text:style-name="P31"/>
      <text:p text:style-name="P31"><text:soft-page-break/><text:span text:style-name="T33">INFORMACIÓN</text:span> <text:span text:style-name="T33">GENÉTICA</text:span></text:p>
      <text:p text:style-name="P22"/>
      <text:p text:style-name="P49"><text:span text:style-name="T30">En esta clase se van a tener los dato como la cadena(bits)y el tama</text:span><text:span text:style-name="T31">ñ</text:span><text:span text:style-name="T30">o de la cadena que son los bits. En el mismo se van a hacer los procedimientos de </text:span><text:span text:style-name="T31">combinación</text:span><text:span text:style-name="T30"> de bits.</text:span></text:p>
      <text:p text:style-name="P43"/>
      <text:p text:style-name="P32">INTENSIDAD</text:p>
      <text:p text:style-name="P32"/>
      <text:p text:style-name="P23">Acá van a estar los atributos de la intensidad, como su carga genetica.</text:p>
      <text:p text:style-name="P23"/>
      <text:p text:style-name="P33">BITS</text:p>
      <text:p text:style-name="P33"/>
      <text:p text:style-name="P41">Este objeto, <text:span text:style-name="T33">básicamente</text:span> inicializa una imagen con determinado tamaño, asigna un color a determinado pixel, y escribe el archivo.bmp</text:p>
      <text:p text:style-name="P24"/>
      <text:p text:style-name="P33">COLOR</text:p>
      <text:p text:style-name="P33"/>
      <text:p text:style-name="P24">En color vamos a poder asignar colores a determinados objetos según condiciones, por ejemplo para una <text:span text:style-name="T33">célula</text:span>, asignaremos verde o rojo según este viva o muerta, <text:span text:style-name="T33">así</text:span> podemos distinguirlas luego en el tablero que dibujamos en el bmp.</text:p>
      <text:p text:style-name="P24"/>
      <text:p text:style-name="P33">IMPRESORA DE IMAGENES</text:p>
      <text:p text:style-name="P33"/>
      <text:p text:style-name="P24">Acá <text:span text:style-name="T33">estará</text:span> todo lo necesario para poder imprimir las <text:span text:style-name="T33">imágenes</text:span> bmp, recorriendo <text:span text:style-name="T33">posición</text:span> a <text:span text:style-name="T33">posición</text:span> en el tablero.</text:p>
      <text:p text:style-name="P24"/>
      <text:p text:style-name="P54">GEN SEGUIMIENTO</text:p>
      <text:p text:style-name="P44"/>
      <text:p text:style-name="P46">Este gen sera el elegido por el usuario para hacerle un seguimiento</text:p>
      <text:p text:style-name="P46"/>
      <text:p text:style-name="P54"/>
      <text:p text:style-name="P54"/>
      <text:p text:style-name="P54"><text:soft-page-break/>SEGUIMIENTO</text:p>
      <text:p text:style-name="P54"/>
      <text:p text:style-name="P46">Aca se van a tener todos los datos del gen a seguir, como el turno donde fue pedido el seguimiento, donde se termino, la informacion genetica del gen, etc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4:49:04.551704453</meta:creation-date>
    <dc:date>2021-02-16T16:35:46.783264830</dc:date>
    <meta:editing-duration>PT29M32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7" meta:paragraph-count="70" meta:word-count="938" meta:character-count="5510" meta:non-whitespace-character-count="4636"/>
  </office:meta>
</office:document-meta>
</file>